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a700" officeooo:paragraph-rsid="001ba700"/>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paragraph-rsid="001f9c45" style:font-weight-asian="bold" style:font-weight-complex="bold"/>
    </style:style>
    <style:style style:name="P4" style:family="paragraph" style:parent-style-name="Standard">
      <style:text-properties fo:font-weight="bold" officeooo:rsid="0022bfcf" officeooo:paragraph-rsid="0022bfcf" style:font-weight-asian="bold" style:font-weight-complex="bold"/>
    </style:style>
    <style:style style:name="P5" style:family="paragraph" style:parent-style-name="Standard">
      <style:text-properties fo:font-weight="bold" fo:background-color="#ffff00" style:font-weight-asian="bold" style:font-weight-complex="bold"/>
    </style:style>
    <style:style style:name="P6" style:family="paragraph" style:parent-style-name="Standard">
      <style:text-properties fo:font-weight="normal" officeooo:paragraph-rsid="001f9c45" style:font-weight-asian="normal" style:font-weight-complex="normal"/>
    </style:style>
    <style:style style:name="P7" style:family="paragraph" style:parent-style-name="Standard">
      <style:text-properties fo:font-weight="normal" officeooo:rsid="0022bfcf" officeooo:paragraph-rsid="0022bfcf" style:font-weight-asian="normal" style:font-weight-complex="normal"/>
    </style:style>
    <style:style style:name="P8" style:family="paragraph" style:parent-style-name="Standard">
      <style:text-properties officeooo:rsid="0026fdad" officeooo:paragraph-rsid="0026fdad"/>
    </style:style>
    <style:style style:name="P9" style:family="paragraph" style:parent-style-name="Standard">
      <style:text-properties officeooo:paragraph-rsid="0026fdad"/>
    </style:style>
    <style:style style:name="P10" style:family="paragraph" style:parent-style-name="Standard">
      <style:text-properties officeooo:rsid="002802a9" officeooo:paragraph-rsid="002802a9"/>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weight="bold" officeooo:rsid="0026fdad" officeooo:paragraph-rsid="0026fdad" style:font-weight-asian="bold" style:font-weight-complex="bold"/>
    </style:style>
    <style:style style:name="P13" style:family="paragraph" style:parent-style-name="Standard">
      <style:text-properties fo:font-weight="bold" officeooo:paragraph-rsid="002a4da6" style:font-weight-asian="bold" style:font-weight-complex="bold"/>
    </style:style>
    <style:style style:name="P14" style:family="paragraph" style:parent-style-name="Standard">
      <style:text-properties fo:font-weight="bold" officeooo:paragraph-rsid="002d6f0b" style:font-weight-asian="bold" style:font-weight-complex="bold"/>
    </style:style>
    <style:style style:name="P15" style:family="paragraph" style:parent-style-name="Standard">
      <style:text-properties fo:font-weight="bold" fo:background-color="#ffff00" style:font-weight-asian="bold" style:font-weight-complex="bold"/>
    </style:style>
    <style:style style:name="P16" style:family="paragraph" style:parent-style-name="Standard">
      <style:text-properties fo:font-weight="bold" fo:background-color="#ff0000" style:font-weight-asian="bold" style:font-weight-complex="bold"/>
    </style:style>
    <style:style style:name="P17" style:family="paragraph" style:parent-style-name="Standard">
      <style:text-properties fo:font-weight="normal" style:font-weight-asian="normal" style:font-weight-complex="normal"/>
    </style:style>
    <style:style style:name="P18" style:family="paragraph" style:parent-style-name="Standard">
      <style:text-properties fo:font-weight="normal" officeooo:paragraph-rsid="002d6f0b" style:font-weight-asian="normal" style:font-weight-complex="normal"/>
    </style:style>
    <style:style style:name="P19" style:family="paragraph" style:parent-style-name="Standard">
      <style:text-properties fo:font-weight="normal" fo:background-color="transparent" style:font-weight-asian="normal" style:font-weight-complex="normal"/>
    </style:style>
    <style:style style:name="P20" style:family="paragraph" style:parent-style-name="Standard">
      <style:text-properties officeooo:paragraph-rsid="002a4da6"/>
    </style:style>
    <style:style style:name="P21" style:family="paragraph" style:parent-style-name="Standard">
      <style:text-properties officeooo:paragraph-rsid="002a4da6" fo:background-color="#ffff00"/>
    </style:style>
    <style:style style:name="T1" style:family="text">
      <style:text-properties fo:font-weight="bold" style:font-weight-asian="bold" style:font-weight-complex="bold"/>
    </style:style>
    <style:style style:name="T2" style:family="text">
      <style:text-properties fo:font-weight="bold" officeooo:rsid="002a4da6" style:font-weight-asian="bold" style:font-weight-complex="bold"/>
    </style:style>
    <style:style style:name="T3" style:family="text">
      <style:text-properties officeooo:rsid="0025f21c"/>
    </style:style>
    <style:style style:name="T4" style:family="text">
      <style:text-properties officeooo:rsid="002802a9"/>
    </style:style>
    <style:style style:name="T5" style:family="text">
      <style:text-properties officeooo:rsid="002a4da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RMS:</text:p>
      <text:p text:style-name="P5">computational statistics:</text:p>
      <text:p text:style-name="Standard">Computational statistics, or statistical computing, is the bond between statistics and computer science. It means statistical methods that are enabled by using computational methods. It is the area of computational science (or scientific computing) specific to the mathematical science of statistics. This area is also developing rapidly, leading to calls that a broader concept of computing should be taught as part of general statistical education.</text:p>
      <text:p text:style-name="P2">Methods:</text:p>
      <text:p text:style-name="P2">Maximum likelihood estimation</text:p>
      <text:p text:style-name="Standard">Maximum likelihood estimation is used to estimate the parameters of an assumed probability distribution, given some observed data. It is achieved by maximizing a likelihood function so that the observed data is most probable under the assumed statistical model.</text:p>
      <text:p text:style-name="P2">Monte Carlo method</text:p>
      <text:p text:style-name="Standard">Monte Carlo a statistical method relies on repeated random sampling to obtain numerical results. The concept is to use randomness to solve problems that might be deterministic in principle. They are often used in physical and mathematical problems and are most useful when it is difficult to use other approaches. Monte Carlo methods are mainly used in three problem classes: optimization, numerical integration, and generating draws from a probability distribution.</text:p>
      <text:p text:style-name="P3">Markov chain Monte Carlo</text:p>
      <text:p text:style-name="P6">The Markov chain Monte Carlo method creates samples from a continuous random variable, with probability density proportional to a known function. These samples can be used to evaluate an integral over that variable, as its expected value or variance.The more steps are included, the more closely the distribution of the sample matches the actual desired distribution.</text:p>
      <text:p text:style-name="P4">Journals:</text:p>
      <text:p text:style-name="P7">Computational Statistics</text:p>
      <text:p text:style-name="P7">Computational Statistics &amp; Data Analysis</text:p>
      <text:p text:style-name="P7"/>
      <text:p text:style-name="Standard"/>
      <text:p text:style-name="P5"><text:span text:style-name="T3">D</text:span>ata mining</text:p>
      <text:p text:style-name="Standard">Data mining is the process of extracting and discovering patterns in large data sets involving methods at the intersection of machine learning, statistics, and database systems.[1] Data mining is an interdisciplinary subfield of computer science and statistics with an overall goal of extracting information (with intelligent methods) from a data set and transforming the information into a comprehensible structure for further use.[1][2][3][4] Data mining is the analysis step of the "knowledge discovery in databases" process, or KDD.[5] Aside from the raw analysis step, it also involves database and data management aspects, data pre-processing, model and inference considerations, interestingness metrics, complexity considerations, post-processing of discovered structures, visualization, and online updating.[1]</text:p>
      <text:p text:style-name="Standard">The term "data mining" is a misnomer because the goal is the extraction of patterns and knowledge from large amounts of data, not the extraction (mining) of data itself.[6] It also is a buzzword[7] and is frequently applied to any form of large-scale data or information processing (collection, extraction, warehousing, analysis, and statistics) as well as any application of computer decision support system, including artificial intelligence (e.g., machine learning) and business intelligence. The book Data mining: Practical machine learning tools and techniques with Java[8] (which covers mostly machine learning material) was originally to be named Practical machine learning, and the term data mining was only added for marketing reasons.[9] Often the more general terms (large scale) data analysis and analytics—or, when referring to actual methods, artificial intelligence and machine learning—are more appropriate.</text:p>
      <text:p text:style-name="Standard">The related terms data dredging, data fishing, and data snooping refer to the use of data mining methods to sample parts of a larger population data set that are (or may be) too small for reliable statistical inferences to be made about the validity of any patterns discovered. These methods can, however, be used in creating new hypotheses to test against the larger data populations.</text:p>
      <text:p text:style-name="P9"><text:soft-page-break/><text:span text:style-name="T1">Process</text:span>:</text:p>
      <text:p text:style-name="P8">The knowledge discovery in databases (KDD) process is commonly defined with the stages:</text:p>
      <text:p text:style-name="P8"/>
      <text:p text:style-name="P8">Selection</text:p>
      <text:p text:style-name="P8">Pre-processing</text:p>
      <text:p text:style-name="P8">Transformation</text:p>
      <text:p text:style-name="P8">Data mining</text:p>
      <text:p text:style-name="P8">Interpretation/evaluation.[5]</text:p>
      <text:p text:style-name="P8">It exists, however, in many variations on this theme, such as the Cross-industry standard process for data mining (CRISP-DM) which defines six phases:</text:p>
      <text:p text:style-name="P8"/>
      <text:p text:style-name="P8">Business understanding</text:p>
      <text:p text:style-name="P8">Data understanding</text:p>
      <text:p text:style-name="P8">Data preparation</text:p>
      <text:p text:style-name="P8">Modeling</text:p>
      <text:p text:style-name="P8">Evaluation</text:p>
      <text:p text:style-name="P8">Deployment</text:p>
      <text:p text:style-name="P8">or a simplified process such as (1) Pre-processing, (2) Data Mining, and (3) Results Validation.</text:p>
      <text:p text:style-name="P8"/>
      <text:p text:style-name="P8"><text:span text:style-name="T4">1.</text:span><text:span text:style-name="T1">Pre-processing</text:span></text:p>
      <text:p text:style-name="P12"/>
      <text:p text:style-name="P8">Before data mining algorithms can be used, a target data set must be assembled. As data mining can only uncover patterns actually present in the data, the target data set must be large enough to contain these patterns while remaining concise enough to be mined within an acceptable time limit. A common source for data is a data mart or data warehouse. Pre-processing is essential to analyze the multivariate data sets before data mining. The target set is then cleaned. Data cleaning removes the observations containing noise and those with missing data.</text:p>
      <text:p text:style-name="P8"><text:span text:style-name="T4">2.</text:span><text:span text:style-name="T1">Data mining</text:span></text:p>
      <text:p text:style-name="P12"/>
      <text:p text:style-name="P8">Data mining involves six common classes of tasks:[5]</text:p>
      <text:p text:style-name="P8"/>
      <text:p text:style-name="P8">Anomaly detection (outlier/change/deviation detection) – The identification of unusual data records, that might be interesting or data errors that require further investigation.</text:p>
      <text:p text:style-name="P8">Association rule learning (dependency modeling) – Searches for relationships between variables. For example, a supermarket might gather data on customer purchasing habits. Using association rule learning, the supermarket can determine which products are frequently bought together and use this information for marketing purposes. This is sometimes referred to as market basket analysis.</text:p>
      <text:p text:style-name="P8">Clustering – is the task of discovering groups and structures in the data that are in some way or another "similar", without using known structures in the data.</text:p>
      <text:p text:style-name="P8">Classification – is the task of generalizing known structure to apply to new data. For example, an e-mail program might attempt to classify an e-mail as "legitimate" or as "spam".</text:p>
      <text:p text:style-name="P8">Regression – attempts to find a function that models the data with the least error that is, for estimating the relationships among data or datasets.</text:p>
      <text:p text:style-name="P8">Summarization – providing a more compact representation of the data set, including visualization and report generation.</text:p>
      <text:p text:style-name="P8"/>
      <text:p text:style-name="P10">3. <text:span text:style-name="T1">Results validation</text:span></text:p>
      <text:p text:style-name="P10">Data mining can unintentionally be misused, producing results that appear to be significant but which do not actually predict future behavior and cannot be reproduced on a new sample of data, therefore bearing little use. This is sometimes caused by investigating too many hypotheses and not performing proper statistical hypothesis testing. A simple version of this problem in machine learning is known as overfitting, but the same problem can arise at different phases of the process <text:soft-page-break/>and thus a train/test split—when applicable at all—may not be sufficient to prevent this from happening.[21]</text:p>
      <text:p text:style-name="P10"/>
      <text:p text:style-name="P10">The final step of knowledge discovery from data is to verify that the patterns produced by the data mining algorithms occur in the wider data set. Not all patterns found by the algorithms are necessarily valid. It is common for data mining algorithms to find patterns in the training set which are not present in the general data set. This is called overfitting. To overcome this, the evaluation uses a test set of data on which the data mining algorithm was not trained. The learned patterns are applied to this test set, and the resulting output is compared to the desired output. For example, a data mining algorithm trying to distinguish "spam" from "legitimate" e-mails would be trained on a training set of sample e-mails. Once trained, the learned patterns would be applied to the test set of e-mails on which it had not been trained. The accuracy of the patterns can then be measured from how many e-mails they correctly classify. Several statistical methods may be used to evaluate the algorithm, such as ROC curves.</text:p>
      <text:p text:style-name="P10"/>
      <text:p text:style-name="P10">If the learned patterns do not meet the desired standards, it is necessary to re-evaluate and change the pre-processing and data mining steps. If the learned patterns do meet the desired standards, then the final step is to interpret the learned patterns and turn them into knowledge.</text:p>
      <text:p text:style-name="P10"/>
      <text:p text:style-name="P10"/>
      <text:p text:style-name="P10">NLTK (Natural Language Toolkit): A suite of libraries and programs for symbolic and statistical natural language processing (NLP) for the Python language.</text:p>
      <text:p text:style-name="P10">Orange: A component-based data mining and machine learning software suite written in the Python language.</text:p>
      <text:p text:style-name="P10">Scikit-learn: an open-source machine learning library for the Python programming language</text:p>
      <text:p text:style-name="P10"/>
      <text:p text:style-name="P21"><text:span text:style-name="T2">E</text:span><text:span text:style-name="T1">xploratory data analysis</text:span></text:p>
      <text:p text:style-name="P20"><text:s/>In statistics, exploratory data analysis is an approach of analyzing data sets to summarize their main characteristics, often using statistical graphics and other data visualization methods.</text:p>
      <text:p text:style-name="P20"/>
      <text:p text:style-name="P20"><text:span text:style-name="T5">T</text:span>ukey's championing of EDA encouraged the development of statistical computing packages, especially S at Bell Labs.[4] The S programming language inspired the systems S-PLUS and R. This family of statistical-computing environments featured vastly improved dynamic visualization capabilities, which allowed statisticians to identify outliers, trends and patterns in data that merited further study.</text:p>
      <text:p text:style-name="P13">Techniques and tools</text:p>
      <text:p text:style-name="P20">Box plot</text:p>
      <text:p text:style-name="P20">Histogram</text:p>
      <text:p text:style-name="P20">Multi-vari chart</text:p>
      <text:p text:style-name="P20">Run chart</text:p>
      <text:p text:style-name="P20">Pareto chart</text:p>
      <text:p text:style-name="P20">Scatter plot (2D/3D)</text:p>
      <text:p text:style-name="P20">Stem-and-leaf plot</text:p>
      <text:p text:style-name="P20">Parallel coordinates</text:p>
      <text:p text:style-name="P20">Odds ratio</text:p>
      <text:p text:style-name="P20">Targeted projection pursuit</text:p>
      <text:p text:style-name="P20">Heat map</text:p>
      <text:p text:style-name="P20">Bar chart</text:p>
      <text:p text:style-name="P20">Horizon graph</text:p>
      <text:p text:style-name="P20">Glyph-based visualization methods such as PhenoPlot[10] and Chernoff faces</text:p>
      <text:p text:style-name="P20">Projection methods such as grand tour, guided tour and manual tour</text:p>
      <text:p text:style-name="P20">Interactive versions of these plots</text:p>
      <text:p text:style-name="P13"><text:soft-page-break/>Dimensionality reduction:</text:p>
      <text:p text:style-name="P17">Multidimensional scaling</text:p>
      <text:p text:style-name="P17">Principal component analysis (PCA)</text:p>
      <text:p text:style-name="P17">Multilinear PCA</text:p>
      <text:p text:style-name="P17">Nonlinear dimensionality reduction (NLDR)</text:p>
      <text:p text:style-name="P17">Iconography of correlations</text:p>
      <text:p text:style-name="P18"/>
      <text:p text:style-name="P14">Typical quantitative techniques are:</text:p>
      <text:p text:style-name="P17">Median polish</text:p>
      <text:p text:style-name="P17">Trimean</text:p>
      <text:p text:style-name="P17">Ordination</text:p>
      <text:p text:style-name="P17"/>
      <text:p text:style-name="P2"/>
      <text:p text:style-name="P2">John Tukey</text:p>
      <text:p text:style-name="P17">John Wilder Tukey (/ˈtuːki/; June 16, 1915 – July 26, 2000) was an American mathematician and statistician, best known for the development of the fast Fourier Transform (FFT) algorithm and box plot.[2] The Tukey range test, the Tukey lambda distribution, the Tukey test of additivity, and the Teichmüller–Tukey lemma all bear his name. He is also credited with coining the term 'bit' and the first published use of the word software.</text:p>
      <text:p text:style-name="P17"/>
      <text:p text:style-name="P15">Artificial intelligence</text:p>
      <text:p text:style-name="P19">Artificial intelligence was founded as an academic discipline in 1956, and in the years since has experienced several waves of optimism,[6][7] followed by disappointment and the loss of funding (known as an "AI winter"),[8][9] followed by new approaches, success and renewed funding.[7][10] AI research has tried and discarded many different approaches since its founding, including simulating the brain, modeling human problem solving, formal logic, large databases of knowledge and imitating animal behavior. In the first decades of the 21st century, highly mathematical-statistical machine learning has dominated the field, and this technique has proved highly successful, helping to solve many challenging problems throughout industry and academia.[10][11]</text:p>
      <text:p text:style-name="P16">perception, robotics, learning and pattern recognition</text:p>
      <text:p text:style-name="P16"><text:a xlink:type="simple" xlink:href="https://en.wikipedia.org/wiki/Artificial_intelligence#Statistical" text:style-name="Internet_20_link" text:visited-style-name="Visited_20_Internet_20_Link">https://en.wikipedia.org/wiki/Artificial_intelligence#Statistical</text:a></text:p>
      <text:p text:style-name="P16"><text:a xlink:type="simple" xlink:href="https://en.wikipedia.org/wiki/Free_statistical_software" text:style-name="Internet_20_link" text:visited-style-name="Visited_20_Internet_20_Link">https://en.wikipedia.org/wiki/Free_statistical_software</text:a></text:p>
      <text:p text:style-name="P16"><text:a xlink:type="simple" xlink:href="https://en.wikipedia.org/wiki/Predictive_analytics" text:style-name="Internet_20_link" text:visited-style-name="Visited_20_Internet_20_Link">https://en.wikipedia.org/wiki/Predictive_analytics</text:a></text:p>
      <text:p text:style-name="P1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01T23:36:07.204968194</meta:creation-date>
    <dc:date>2022-08-03T22:56:39.436551330</dc:date>
    <meta:editing-duration>PT48M10S</meta:editing-duration>
    <meta:editing-cycles>24</meta:editing-cycles>
    <meta:generator>LibreOffice/6.4.7.2$Linux_X86_64 LibreOffice_project/40$Build-2</meta:generator>
    <meta:document-statistic meta:table-count="0" meta:image-count="0" meta:object-count="0" meta:page-count="4" meta:paragraph-count="87" meta:word-count="1617" meta:character-count="11112" meta:non-whitespace-character-count="9579"/>
  </office:meta>
</office:document-meta>
</file>